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02cm" fo:margin-left="0cm" table:align="left"/>
    </style:style>
    <style:style style:name="Table1.A" style:family="table-column">
      <style:table-column-properties style:column-width="4.807cm"/>
    </style:style>
    <style:style style:name="Table1.B" style:family="table-column">
      <style:table-column-properties style:column-width="12.196cm"/>
    </style:style>
    <style:style style:name="Table1.A1" style:family="table-cell">
      <style:table-cell-properties style:vertical-align="middle" fo:padding="0.104cm" fo:border="none"/>
    </style:style>
    <style:style style:name="Table2" style:family="table">
      <style:table-properties style:width="17.002cm" fo:margin-left="0cm" table:align="left"/>
    </style:style>
    <style:style style:name="Table2.A" style:family="table-column">
      <style:table-column-properties style:column-width="4.807cm"/>
    </style:style>
    <style:style style:name="Table2.B" style:family="table-column">
      <style:table-column-properties style:column-width="12.196cm"/>
    </style:style>
    <style:style style:name="Table2.A1" style:family="table-cell">
      <style:table-cell-properties style:vertical-align="middle" fo:padding="0.104cm" fo:border="none"/>
    </style:style>
    <style:style style:name="Table3" style:family="table">
      <style:table-properties style:width="17.002cm" fo:margin-left="0cm" table:align="left"/>
    </style:style>
    <style:style style:name="Table3.A" style:family="table-column">
      <style:table-column-properties style:column-width="8.491cm"/>
    </style:style>
    <style:style style:name="Table3.B" style:family="table-column">
      <style:table-column-properties style:column-width="8.511cm"/>
    </style:style>
    <style:style style:name="Table3.A1" style:family="table-cell">
      <style:table-cell-properties style:vertical-align="middle" fo:padding="0.104cm" fo:border="none"/>
    </style:style>
    <style:style style:name="Table4" style:family="table">
      <style:table-properties style:width="17.002cm" fo:margin-left="0cm" table:align="left"/>
    </style:style>
    <style:style style:name="Table4.A" style:family="table-column">
      <style:table-column-properties style:column-width="3.002cm"/>
    </style:style>
    <style:style style:name="Table4.B" style:family="table-column">
      <style:table-column-properties style:column-width="14cm"/>
    </style:style>
    <style:style style:name="Table4.A1" style:family="table-cell">
      <style:table-cell-properties style:vertical-align="middle" fo:padding="0.104cm" fo:border="none"/>
    </style:style>
    <style:style style:name="P1" style:family="paragraph" style:parent-style-name="Standard">
      <style:paragraph-properties fo:text-align="start" style:justify-single-word="false"/>
      <style:text-properties fo:language="se" fo:country="NO"/>
    </style:style>
    <style:style style:name="P2" style:family="paragraph" style:parent-style-name="Text_20_body" style:list-style-name="L1"/>
    <style:style style:name="P3" style:family="paragraph" style:parent-style-name="Text_20_body">
      <style:text-properties fo:language="se" fo:country="NO"/>
    </style:style>
    <style:style style:name="P4" style:family="paragraph" style:parent-style-name="Text_20_body" style:list-style-name="L1">
      <style:paragraph-properties fo:margin-top="0cm" fo:margin-bottom="0cm" loext:contextual-spacing="false"/>
    </style:style>
    <style:style style:name="P5" style:family="paragraph" style:parent-style-name="Heading_20_1">
      <style:text-properties fo:language="se" fo:country="NO"/>
    </style:style>
    <style:style style:name="P6" style:family="paragraph" style:parent-style-name="Title">
      <style:text-properties fo:language="se" fo:country="NO"/>
    </style:style>
    <style:style style:name="P7" style:family="paragraph" style:parent-style-name="Heading_20_2">
      <style:text-properties fo:language="se" fo:country="NO"/>
    </style:style>
    <style:style style:name="P8" style:family="paragraph" style:parent-style-name="Heading_20_2">
      <style:paragraph-properties fo:break-before="page"/>
      <style:text-properties fo:language="se" fo:country="NO"/>
    </style:style>
    <style:style style:name="P9" style:family="paragraph" style:parent-style-name="Table_20_Contents">
      <style:text-properties fo:language="se" fo:country="NO"/>
    </style:style>
    <style:style style:name="P10" style:family="paragraph" style:parent-style-name="Heading_20_3">
      <style:text-properties fo:language="se" fo:country="NO"/>
    </style:style>
    <style:style style:name="P11" style:family="paragraph" style:parent-style-name="Preformatted_20_Text">
      <style:paragraph-properties fo:margin-top="0cm" fo:margin-bottom="0.499cm" loext:contextual-spacing="false"/>
      <style:text-properties fo:language="se" fo:country="NO"/>
    </style:style>
    <style:style style:name="T1" style:family="text">
      <style:text-properties fo:language="se" fo:country="NO"/>
    </style:style>
    <style:style style:name="T2" style:family="text">
      <style:text-properties officeooo:rsid="000fae3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Šiehtadus: <text:line-break/>Geavahanvuoigatvuohta teakstačoakkáldahkii</text:p>
      <text:h text:style-name="P5" text:outline-level="1"><text:bookmark text:name="Šiehtadusa+oassebealit"/>Šiehtadusa oassebealit</text:h>
      <text:h text:style-name="P10" text:outline-level="3"><text:bookmark text:name="Ohcci+(vuolábealde:"/>Ohcci (vuolábealde: geavaheaddji) deavdá:</text:h>
      <table:table table:name="Table1" table:style-name="Table1">
        <table:table-column table:style-name="Table1.A"/>
        <table:table-column table:style-name="Table1.B"/>
        <table:table-row>
          <table:table-cell table:style-name="Table1.A1" office:value-type="string">
            <text:p text:style-name="P9">Namma:</text:p>
          </table:table-cell>
          <table:table-cell table:style-name="Table1.A1" office:value-type="string">
            <text:p text:style-name="P9"/>
          </table:table-cell>
        </table:table-row>
        <table:table-row>
          <table:table-cell table:style-name="Table1.A1" office:value-type="string">
            <text:p text:style-name="P9">Bargo- dahje lohkanbáiki</text:p>
          </table:table-cell>
          <table:table-cell table:style-name="Table1.A1" office:value-type="string">
            <text:p text:style-name="P9"/>
          </table:table-cell>
        </table:table-row>
        <table:table-row>
          <table:table-cell table:style-name="Table1.A1" office:value-type="string">
            <text:p text:style-name="P9">E-boasta:</text:p>
          </table:table-cell>
          <table:table-cell table:style-name="Table1.A1" office:value-type="string">
            <text:p text:style-name="P9"/>
          </table:table-cell>
        </table:table-row>
        <table:table-row>
          <table:table-cell table:style-name="Table1.A1" office:value-type="string">
            <text:p text:style-name="P9">Telefovdna:</text:p>
          </table:table-cell>
          <table:table-cell table:style-name="Table1.A1" office:value-type="string">
            <text:p text:style-name="P9"/>
          </table:table-cell>
        </table:table-row>
        <table:table-row>
          <table:table-cell table:style-name="Table1.A1" office:value-type="string">
            <text:p text:style-name="P9">Čujuhus:</text:p>
          </table:table-cell>
          <table:table-cell table:style-name="Table1.A1" office:value-type="string">
            <text:p text:style-name="P9"/>
          </table:table-cell>
        </table:table-row>
        <table:table-row>
          <table:table-cell table:style-name="Table1.A1" office:value-type="string">
            <text:p text:style-name="P9">Poastanummir ja -báiki:</text:p>
          </table:table-cell>
          <table:table-cell table:style-name="Table1.A1" office:value-type="string">
            <text:p text:style-name="P9"/>
          </table:table-cell>
        </table:table-row>
        <table:table-row>
          <table:table-cell table:style-name="Table1.A1" office:value-type="string">
            <text:p text:style-name="P9">(Studeanttaide:) Bagadalli</text:p>
          </table:table-cell>
          <table:table-cell table:style-name="Table1.A1" office:value-type="string">
            <text:p text:style-name="P9"/>
          </table:table-cell>
        </table:table-row>
      </table:table>
      <text:h text:style-name="P10" text:outline-level="3"><text:bookmark text:name="Geavahanvuoigatvuođa+addi"/>Geavahanvuoigatvuođa addi</text:h>
      <table:table table:name="Table2" table:style-name="Table2">
        <table:table-column table:style-name="Table2.A"/>
        <table:table-column table:style-name="Table2.B"/>
        <table:table-row>
          <table:table-cell table:style-name="Table2.A1" office:value-type="string">
            <text:p text:style-name="P9">Namma:</text:p>
          </table:table-cell>
          <table:table-cell table:style-name="Table2.A1" office:value-type="string">
            <text:p text:style-name="P9"> </text:p>
          </table:table-cell>
        </table:table-row>
        <table:table-row>
          <table:table-cell table:style-name="Table2.A1" office:value-type="string">
            <text:p text:style-name="P9">Organisašuvdna:</text:p>
          </table:table-cell>
          <table:table-cell table:style-name="Table2.A1" office:value-type="string">
            <text:p text:style-name="P9">Sámediggi</text:p>
          </table:table-cell>
        </table:table-row>
        <table:table-row>
          <table:table-cell table:style-name="Table2.A1" office:value-type="string">
            <text:p text:style-name="P9">E-boasta:</text:p>
          </table:table-cell>
          <table:table-cell table:style-name="Table2.A1" office:value-type="string">
            <text:p text:style-name="P9"> </text:p>
          </table:table-cell>
        </table:table-row>
        <table:table-row>
          <table:table-cell table:style-name="Table2.A1" office:value-type="string">
            <text:p text:style-name="P9">Telefovdna:</text:p>
          </table:table-cell>
          <table:table-cell table:style-name="Table2.A1" office:value-type="string">
            <text:p text:style-name="P9"> </text:p>
          </table:table-cell>
        </table:table-row>
      </table:table>
      <text:h text:style-name="P7" text:outline-level="2"><text:bookmark text:name="Šiehtadusa+duogáš"/>Šiehtadusa duogáš</text:h>
      <text:p text:style-name="P3">2.1 Romssa universitehta (dás maŋŋelaš: UiT) hálddaša teakstačoakkáldaga ja addá beassanvejolašvuođa dasa maŋŋelgo geavahanvuoigatvuođa addi lea dohkkehan geavaheaddji ohcama. </text:p>
      <text:h text:style-name="P7" text:outline-level="2"><text:bookmark text:name="Šiehtadusa+ulbmil"/>Šiehtadusa ulbmil</text:h>
      <text:p text:style-name="P3">3.1. Geavahanvuoigatvuođa addi addá dán šiehtadusa mielde geavaheaddjái vuoigatvuođa geavahit teavsttaid maid mielddus 1 namuha.</text:p>
      <text:h text:style-name="P7" text:outline-level="2"><text:bookmark text:name="Geavahanvuoigatvuođa+viidodat"/>Geavahanvuoigatvuođa viidodat</text:h>
      <text:p text:style-name="P3">4.1 Geavaheaddjis lea dušše vuoigatvuohta geavahit teavsttaid dutkamii dahje gávppálaš giellateknologalaš dahje eará seammasullasaš ulbmiliidda, mat eai rihko dahkkivuoigatvuođalágaid. Geavaheaddji sáhttá teavsttaid geavahit ávkkástallat daid giellaiešvuođain maid son lea gávdnan dutkama bokte (omd. statistalaš dieđuid, giellaoahpalaš njuolggadusaid ja semanttalaš govvádusaid), ja čoaggit oanehis sitáhttaid teavsttain.</text:p>
      <text:h text:style-name="P7" text:outline-level="2"><text:bookmark text:name="Geavahanvuoigatvuođa+eavttut"/><text:soft-page-break/>Geavahanvuoigatvuođa eavttut</text:h>
      <text:p text:style-name="P3">5.1 Geavaheaddji lea geatnegahtton buhttet <text:span text:style-name="T2">ekonomalaš</text:span> vahága maid X (teakstačálli, teakstačoaggi ja/dahje diehtoguovddáš) gillášii danne go teakstačoakkáldat lea hui fuollameahttumit geavahuvvon, dahje diđolaččat boastut geavahuvvon.</text:p>
      <text:p text:style-name="P3">5.2 Geavaheaddji geatnegahttá iežas čuovvut buori dieđalaš vieruid (omd. Dutkanehtalaš ráđi njuolggadusaid), dahkkivuoigatvuođa njuolggadusaid, ja dán šiehtadusa ráddjejumiid ja eavttuid.</text:p>
      <text:p text:style-name="P3">5.3 Bálvvás gos teakstačoakkáldat lea installerengeavaheaddji ii sáhte váldit stuorit oktilis osiid teakstačoakkáldagas go oanehis sitáhttaid. Dattetge lea lohpi vurket gaskaboddasaš máŋgosiid ieš bálvvás dainna eavttuin ahte geavaheaddji váldá vuhtii dihtorsihkkarvuođa. Dát ráddjejupmi ii gusto almmolaš dokumeanttaide (omd. NAČ, stuorradiggedieđáhusaide j.e.). Juohke dokumeanttas boahtá ovdan makkár lobit leat čadnon dasa.</text:p>
      <text:p text:style-name="P3">5.4 Geavahanvuoigatvuohta teakstačoakkáldahkii lea persovnnalaš, iige sáhte sirdojuvvot nubbái.</text:p>
      <text:p text:style-name="P3">5.5 Geavaheaddji geatnegahttá iežas geavahit teakstačoakkáldaga dušše daidda ulbmiliidda mat leat namuhuvvon čuoggás 6. "Dutkanplána čoahkkáigeassu".</text:p>
      <text:p text:style-name="P3">5.6 Go geavaheaddji almmuha dutkanbohtosiid maid son lea gávdnan teakstačoakkáldagain veahkkin, de son galgá almmuhemiin čujuhit teakstačoakkáldahkii dáinna vugiin:</text:p>
      <text:p text:style-name="P11">Teakstačoakkáldaga namma. Dáhton goas son lea dan geavaheami bokte ožžon raporterejuvvon bohtosiid, bálvalusaddi.</text:p>
      <text:p text:style-name="P3">5.7 Geavaheaddji manaha geavahanvuoigatvuođas dakkaviđe jus son rihkku dáid eavttuid.</text:p>
      <text:p text:style-name="P3">5.8 Šiehtadusa oassebealit eai leat geatnegahtton buhttet nuppi oassebeali váivvádusaid jus son ii nagot deavdit dán šiehtadusa gáibádusaid.</text:p>
      <text:p text:style-name="P3">5.9 Geavahanvuoigatvuođa addis ii leat ovddasvástádus heivehit dáid teavsttaid makkárge erenoamáš ulbmilii, iige eaktut ahte leat rivttes kodemat.</text:p>
      <text:p text:style-name="P3">5.10 Dát šiehtadus lea fámus go addi vuolláičállá dan.</text:p>
      <text:p text:style-name="P3">5.11 Geavahanvuoigatvuohta lea fámus jagi geavahanvuoigatvuođa addi maŋimuš vuolláičállima rájes. Geavahanvuoigatvuohta sáhttá guhkiduvvot ohcama vuođul, gč. 8. čuoggá. </text:p>
      <text:h text:style-name="P7" text:outline-level="2"/>
      <text:h text:style-name="P8" text:outline-level="2">Dutkanplána čoahkkáigeassu (ohcci ferte dán deavdit)</text:h>
      <text:p text:style-name="P3">_______________________________________________________________________</text:p>
      <text:p text:style-name="P3">_______________________________________________________________________</text:p>
      <text:p text:style-name="P3">_______________________________________________________________________</text:p>
      <text:p text:style-name="P3">_______________________________________________________________________</text:p>
      <text:p text:style-name="P3">_______________________________________________________________________</text:p>
      <text:p text:style-name="P3">_______________________________________________________________________</text:p>
      <text:p text:style-name="P3">_______________________________________________________________________</text:p>
      <text:h text:style-name="P8" text:outline-level="2"><text:bookmark text:name="Vuolláičállagat"/>Vuolláičállagat</text:h>
      <table:table table:name="Table3" table:style-name="Table3">
        <table:table-column table:style-name="Table3.A"/>
        <table:table-column table:style-name="Table3.B"/>
        <table:table-row>
          <table:table-cell table:style-name="Table3.A1" office:value-type="string">
            <text:p text:style-name="P9">Geavahanvuoigatvuođa addi</text:p>
          </table:table-cell>
          <table:table-cell table:style-name="Table3.A1" office:value-type="string">
            <text:p text:style-name="P9">Geavaheaddji (ohcci deavdá dán)</text:p>
          </table:table-cell>
        </table:table-row>
        <table:table-row>
          <table:table-cell table:style-name="Table3.A1" office:value-type="string">
            <text:p text:style-name="P9">Áigi ja báiki:</text:p>
          </table:table-cell>
          <table:table-cell table:style-name="Table3.A1" office:value-type="string">
            <text:p text:style-name="P9">Áigi ja báiki:</text:p>
          </table:table-cell>
        </table:table-row>
        <table:table-row>
          <table:table-cell table:style-name="Table3.A1" office:value-type="string">
            <text:p text:style-name="P9"/>
          </table:table-cell>
          <table:table-cell table:style-name="Table3.A1" office:value-type="string">
            <text:p text:style-name="P9"/>
          </table:table-cell>
        </table:table-row>
        <table:table-row>
          <table:table-cell table:style-name="Table3.A1" office:value-type="string">
            <text:p text:style-name="P9">Vuolláičála:</text:p>
          </table:table-cell>
          <table:table-cell table:style-name="Table3.A1" office:value-type="string">
            <text:p text:style-name="P9">Vuolláičála:</text:p>
          </table:table-cell>
        </table:table-row>
        <table:table-row>
          <table:table-cell table:style-name="Table3.A1" office:value-type="string">
            <text:p text:style-name="P9"/>
          </table:table-cell>
          <table:table-cell table:style-name="Table3.A1" office:value-type="string">
            <text:p text:style-name="P9"/>
          </table:table-cell>
        </table:table-row>
      </table:table>
      <text:h text:style-name="P7" text:outline-level="2"><text:bookmark text:name="Geavahanvuoigatvuođa+guhkideapmi"/>Geavahanvuoigatvuođa guhkideapmi</text:h>
      <table:table table:name="Table4" table:style-name="Table4">
        <table:table-column table:style-name="Table4.A"/>
        <table:table-column table:style-name="Table4.B"/>
        <table:table-row>
          <table:table-cell table:style-name="Table4.A1" office:value-type="string">
            <text:p text:style-name="P9">Namma</text:p>
          </table:table-cell>
          <table:table-cell table:style-name="Table4.A1" office:value-type="string">
            <text:p text:style-name="P9"/>
          </table:table-cell>
        </table:table-row>
        <table:table-row>
          <table:table-cell table:style-name="Table4.A1" office:value-type="string">
            <text:p text:style-name="P9">Organisašuvdna</text:p>
          </table:table-cell>
          <table:table-cell table:style-name="Table4.A1" office:value-type="string">
            <text:p text:style-name="P9"/>
          </table:table-cell>
        </table:table-row>
        <table:table-row>
          <table:table-cell table:style-name="Table4.A1" office:value-type="string">
            <text:p text:style-name="P9">E-boasta:</text:p>
          </table:table-cell>
          <table:table-cell table:style-name="Table4.A1" office:value-type="string">
            <text:p text:style-name="P9"/>
          </table:table-cell>
        </table:table-row>
        <table:table-row>
          <table:table-cell table:style-name="Table4.A1" office:value-type="string">
            <text:p text:style-name="P9">Telefovdna:</text:p>
          </table:table-cell>
          <table:table-cell table:style-name="Table4.A1" office:value-type="string">
            <text:p text:style-name="P9"/>
          </table:table-cell>
        </table:table-row>
        <table:table-row>
          <table:table-cell table:style-name="Table4.A1" office:value-type="string">
            <text:p text:style-name="P9">Áigi ja báiki:</text:p>
          </table:table-cell>
          <table:table-cell table:style-name="Table4.A1" office:value-type="string">
            <text:p text:style-name="P9"/>
          </table:table-cell>
        </table:table-row>
        <table:table-row>
          <table:table-cell table:style-name="Table4.A1" office:value-type="string">
            <text:p text:style-name="P9">Vuolláičála:</text:p>
          </table:table-cell>
          <table:table-cell table:style-name="Table4.A1" office:value-type="string">
            <text:p text:style-name="P9"/>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Droid Sans Fallback"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8T14:29:17.259509740</meta:creation-date>
    <dc:date>2015-03-18T14:41:21.642812926</dc:date>
    <meta:editing-duration>PT12M5S</meta:editing-duration>
    <meta:editing-cycles>1</meta:editing-cycles>
    <meta:document-statistic meta:table-count="4" meta:image-count="0" meta:object-count="0" meta:page-count="4" meta:paragraph-count="60" meta:word-count="378" meta:character-count="3850" meta:non-whitespace-character-count="3523"/>
    <meta:generator>LibreOffice/4.4.1.2$Linux_X86_64 LibreOffice_project/40m0$Build-2</meta:generator>
  </office:meta>
</office:document-meta>
</file>